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76000009238D163EE8.jpg" manifest:media-type="image/jpeg"/>
  <manifest:file-entry manifest:full-path="Pictures/1000000000000676000009236179D1D0.jpg" manifest:media-type="image/jpeg"/>
  <manifest:file-entry manifest:full-path="Pictures/100000000000067600000923F34E6961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P1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58.348cm" svg:height="82.514cm" svg:x="0cm" svg:y="0cm">
          <draw:image xlink:href="Pictures/100000000000067600000923F34E6961.jpg" xlink:type="simple" xlink:show="embed" xlink:actuate="onLoad" draw:mime-type="image/jpeg">
            <text:p/>
          </draw:image>
        </draw:frame>
      </draw:page>
      <draw:page draw:name="page2" draw:style-name="dp1" draw:master-page-name="master-page3">
        <draw:frame draw:style-name="gr1" draw:text-style-name="P1" draw:layer="layout" svg:width="58.348cm" svg:height="82.514cm" svg:x="0cm" svg:y="0cm">
          <draw:image xlink:href="Pictures/1000000000000676000009236179D1D0.jpg" xlink:type="simple" xlink:show="embed" xlink:actuate="onLoad" draw:mime-type="image/jpeg">
            <text:p/>
          </draw:image>
        </draw:frame>
      </draw:page>
      <draw:page draw:name="page3" draw:style-name="dp1" draw:master-page-name="master-page3">
        <draw:frame draw:style-name="gr1" draw:text-style-name="P1" draw:layer="layout" svg:width="58.348cm" svg:height="82.514cm" svg:x="0cm" svg:y="0cm">
          <draw:image xlink:href="Pictures/1000000000000676000009238D163EE8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0cm" fo:margin-left="0cm" fo:margin-right="0cm" fo:page-width="58.349cm" fo:page-height="82.51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document-statistic meta:object-count="3"/>
    <meta:generator>LibreOffice/25.8.1.1$Linux_X86_64 LibreOffice_project/6493efb0486b5ef4a09f10f25df428a1c89b13aa</meta:generator>
  </office:meta>
</office:document-meta>
</file>